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9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bee3d3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bee3d3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bee3d3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3333" style:font-name="Ubuntu Light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paragraph-rsid="001f75f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bold" officeooo:rsid="001f75fd" officeooo:paragraph-rsid="001f75fd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44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ee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9">Progressivo</text:p>
          </table:table-cell>
          <table:table-cell table:style-name="Tabella1.A1" table:number-columns-spanned="3" office:value-type="string">
            <text:p text:style-name="P9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9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9"><text:placeholder text:placeholder-type="text">&lt;o.ref&gt;</text:placeholder></text:p>
          </table:table-cell>
          <table:table-cell table:style-name="Tabella1.B2" table:number-columns-spanned="3" office:value-type="string">
            <text:p text:style-name="P29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19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0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12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15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16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21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7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8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25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7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7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33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45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46">Responsabile</text:p>
          </table:table-cell>
          <table:covered-table-cell/>
          <table:covered-table-cell/>
          <table:table-cell table:style-name="Tabella1.J16" office:value-type="string">
            <text:p text:style-name="P46">Scadenza</text:p>
          </table:table-cell>
          <table:table-cell table:style-name="Tabella1.K16" table:number-columns-spanned="2" office:value-type="string">
            <text:p text:style-name="P46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2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23"><text:placeholder text:placeholder-type="text">&lt;line.responsible_treatment&gt;</text:placeholder></text:p>
          </table:table-cell>
          <table:covered-table-cell/>
          <table:covered-table-cell/>
          <table:table-cell table:style-name="Tabella1.J17" office:value-type="string">
            <text:p text:style-name="P20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8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2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2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35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3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2" office:value-type="string">
            <text:p text:style-name="P47">Data pianificata per la verifica</text:p>
          </table:table-cell>
          <table:covered-table-cell/>
          <table:table-cell table:style-name="Tabella1.I23" table:number-columns-spanned="3" office:value-type="string">
            <text:p text:style-name="P47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47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47">Descrizione/Note</text:p>
          </table:table-cell>
          <table:covered-table-cell/>
          <table:covered-table-cell/>
          <table:table-cell table:style-name="Tabella1.L23" office:value-type="string">
            <text:p text:style-name="P47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23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22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3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2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26"/>
          </table:table-cell>
        </table:table-row>
        <table:table-row table:style-name="Tabella1.1">
          <table:table-cell table:style-name="Tabella1.A30" table:number-columns-spanned="12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36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28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8" table:number-columns-spanned="3" office:value-type="string">
            <text:p text:style-name="P47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47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47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47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30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H29" table:number-columns-spanned="4" office:value-type="string">
            <text:p text:style-name="P23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22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26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1">
          <table:table-cell table:style-name="Tabella1.A32" table:number-columns-spanned="12" office:value-type="string">
            <text:p text:style-name="P34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17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1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5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14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14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0"><text:tab/><text:span text:style-name="T11">Firma RDQ</text:span></text:p>
      <text:p text:style-name="P41"><text:tab/>_______________________________</text:p>
      <text:p text:style-name="P38"/>
      <text:p text:style-name="P43"><text:tab/>Firma RAQ</text:p>
      <text:p text:style-name="P42"><text:tab/>_______________________________</text:p>
      <text:p text:style-name="P3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3T16:32:38.265020110</dc:date>
    <meta:editing-duration>P1DT13H42M45S</meta:editing-duration>
    <meta:editing-cycles>384</meta:editing-cycles>
    <meta:generator>LibreOffice/6.0.7.3$Linux_x86 LibreOffice_project/00m0$Build-3</meta:generator>
    <meta:document-statistic meta:table-count="1" meta:image-count="2" meta:object-count="0" meta:page-count="2" meta:paragraph-count="70" meta:word-count="233" meta:character-count="2109" meta:non-whitespace-character-count="1915"/>
    <meta:user-defined meta:name="Info 1"/>
    <meta:user-defined meta:name="Info 2"/>
    <meta:user-defined meta:name="Info 3"/>
    <meta:user-defined meta:name="Info 4"/>
  </office:meta>
</office:document-meta>
</file>